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AF Nutzer anmelden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GitLab- Version</text:p>
          </table:table-cell>
          <table:table-cell table:style-name="ce1" office:value-type="string" calcext:value-type="string">
            <text:p>Ergebnis</text:p>
          </table:table-cell>
        </table:table-row>
        <table:table-row table:style-name="ro1">
          <table:table-cell office:value-type="string" calcext:value-type="string">
            <text:p>Dialog überprüfen</text:p>
          </table:table-cell>
          <table:table-cell office:value-type="date" office:date-value="2021-11-15" calcext:value-type="date">
            <text:p>15.11.21</text:p>
          </table:table-cell>
          <table:table-cell office:value-type="float" office:value="47785364" calcext:value-type="float">
            <text:p>47785364</text:p>
          </table:table-cell>
          <table:table-cell office:value-type="string" calcext:value-type="string">
            <text:p>nok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3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.00.0000</text:date>, <text:time style:data-style-name="N2" text:time-value="18:46:47.31829475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1T13:24:42.406171614</meta:creation-date>
    <dc:date>2021-10-01T18:47:06.097086973</dc:date>
    <meta:editing-duration>PT3M57S</meta:editing-duration>
    <meta:editing-cycles>3</meta:editing-cycles>
    <meta:generator>LibreOffice/7.2.1.2$MacOSX_X86_64 LibreOffice_project/87b77fad49947c1441b67c559c339af8f3517e22</meta:generator>
    <meta:document-statistic meta:table-count="1" meta:cell-count="9" meta:object-count="0"/>
  </office:meta>
</office:document-meta>
</file>